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d2c8" officeooo:paragraph-rsid="0003d2c8"/>
    </style:style>
    <style:style style:name="P2" style:family="paragraph" style:parent-style-name="Standard">
      <style:text-properties officeooo:rsid="0005e637" officeooo:paragraph-rsid="0005e637"/>
    </style:style>
    <style:style style:name="P3" style:family="paragraph" style:parent-style-name="Standard">
      <style:text-properties officeooo:rsid="0007a61e" officeooo:paragraph-rsid="0007a61e"/>
    </style:style>
    <style:style style:name="P4" style:family="paragraph" style:parent-style-name="Standard">
      <style:text-properties officeooo:rsid="0007a61e" officeooo:paragraph-rsid="000f1401"/>
    </style:style>
    <style:style style:name="P5" style:family="paragraph" style:parent-style-name="Standard">
      <style:text-properties officeooo:rsid="0008d74b" officeooo:paragraph-rsid="0008d74b"/>
    </style:style>
    <style:style style:name="P6" style:family="paragraph" style:parent-style-name="Standard">
      <style:text-properties officeooo:rsid="0008d74b" officeooo:paragraph-rsid="000e140d"/>
    </style:style>
    <style:style style:name="P7" style:family="paragraph" style:parent-style-name="Standard">
      <style:text-properties officeooo:rsid="000bf824" officeooo:paragraph-rsid="000bf824"/>
    </style:style>
    <style:style style:name="P8" style:family="paragraph" style:parent-style-name="Standard">
      <style:text-properties fo:font-weight="bold" officeooo:rsid="0008d74b" officeooo:paragraph-rsid="0008d74b" style:font-weight-asian="bold" style:font-weight-complex="bold"/>
    </style:style>
    <style:style style:name="P9" style:family="paragraph" style:parent-style-name="Standard">
      <style:text-properties fo:font-size="14pt" fo:font-weight="bold" officeooo:rsid="0003d2c8" officeooo:paragraph-rsid="0003d2c8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8d74b" officeooo:paragraph-rsid="000f1401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f1401" officeooo:paragraph-rsid="000f1401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10883" officeooo:paragraph-rsid="00110883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2c8eb" officeooo:paragraph-rsid="0012c8eb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9c17f" officeooo:paragraph-rsid="0019c17f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05e637" officeooo:paragraph-rsid="0005e637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2cf271" officeooo:paragraph-rsid="002cf271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2f9bdf" officeooo:paragraph-rsid="002f9bdf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3af8f3" officeooo:paragraph-rsid="003af8f3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476ec1" officeooo:paragraph-rsid="00476ec1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2pt" fo:font-weight="normal" officeooo:rsid="000f1401" officeooo:paragraph-rsid="000f1401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0f819c" officeooo:paragraph-rsid="000f819c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0f819c" officeooo:paragraph-rsid="0013ff3c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05534" officeooo:paragraph-rsid="00105534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11859" officeooo:paragraph-rsid="0011185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2c8eb" officeooo:paragraph-rsid="0012c8eb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52d21" officeooo:paragraph-rsid="00152d21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52d21" officeooo:paragraph-rsid="0019c17f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74576" officeooo:paragraph-rsid="00174576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1c723b" officeooo:paragraph-rsid="001c723b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c723b" officeooo:paragraph-rsid="0022f75a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276e36" officeooo:paragraph-rsid="00276e36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27ae9c" officeooo:paragraph-rsid="0027ae9c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2ddf7c" officeooo:paragraph-rsid="002ddf7c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2f9bdf" officeooo:paragraph-rsid="002f9bdf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30a86e" officeooo:paragraph-rsid="0030a86e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329465" officeooo:paragraph-rsid="00329465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329465" officeooo:paragraph-rsid="00352d1e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35636c" officeooo:paragraph-rsid="0035636c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35636c" officeooo:paragraph-rsid="0048af3f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36fbac" officeooo:paragraph-rsid="0036fbac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36fbac" officeooo:paragraph-rsid="0038240b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38937c" officeooo:paragraph-rsid="0038937c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38937c" officeooo:paragraph-rsid="003a35e9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38937c" officeooo:paragraph-rsid="003a7e43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3a35e9" officeooo:paragraph-rsid="003a35e9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3a35e9" officeooo:paragraph-rsid="003a7e43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3af8f3" officeooo:paragraph-rsid="003af8f3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3b95ea" officeooo:paragraph-rsid="003b95ea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3b95ea" officeooo:paragraph-rsid="0042e46d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3b95ea" officeooo:paragraph-rsid="0044d976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3b95ea" officeooo:paragraph-rsid="0045ce23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494ed3" officeooo:paragraph-rsid="00494ed3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48af3f" officeooo:paragraph-rsid="0048af3f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38937c" officeooo:paragraph-rsid="0038937c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47f7d0" officeooo:paragraph-rsid="0038937c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4a1c1e" officeooo:paragraph-rsid="004a1c1e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4a1c1e" officeooo:paragraph-rsid="005acb64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4a1c1e" officeooo:paragraph-rsid="005fd71b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4a1c1e" officeooo:paragraph-rsid="0061c2fd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4a1c1e" officeooo:paragraph-rsid="00691f8d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4b9d61" officeooo:paragraph-rsid="004b9d61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4b9d61" officeooo:paragraph-rsid="004a1c1e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4b9d61" officeooo:paragraph-rsid="00596ea4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4b9d61" officeooo:paragraph-rsid="00691f8d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4b9d61" officeooo:paragraph-rsid="006c5d18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5398cd" officeooo:paragraph-rsid="005398cd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61e7df" officeooo:paragraph-rsid="0061e7df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6d4b13" officeooo:paragraph-rsid="006d4b13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bold" officeooo:rsid="0038937c" officeooo:paragraph-rsid="0038937c" style:font-size-asian="12pt" style:font-weight-asian="bold" style:font-size-complex="12pt" style:font-weight-complex="bold"/>
    </style:style>
    <style:style style:name="P70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size="12pt" fo:font-weight="normal" officeooo:rsid="00329465" officeooo:paragraph-rsid="0032946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size="12pt" fo:font-weight="normal" officeooo:rsid="004b9d61" officeooo:paragraph-rsid="004a1c1e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size="12pt" fo:font-weight="normal" officeooo:rsid="0038937c" officeooo:paragraph-rsid="0038937c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4a8381" officeooo:paragraph-rsid="005acb64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329465" officeooo:paragraph-rsid="00329465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6f861a" officeooo:paragraph-rsid="006f861a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710824" officeooo:paragraph-rsid="00710824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710824" officeooo:paragraph-rsid="00718449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723493" officeooo:paragraph-rsid="00723493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76e382" officeooo:paragraph-rsid="0076e382" style:font-size-asian="10.5pt" style:font-weight-asian="normal" style:font-size-complex="12pt" style:font-weight-complex="normal"/>
    </style:style>
    <style:style style:name="T1" style:family="text">
      <style:text-properties officeooo:rsid="00043e78"/>
    </style:style>
    <style:style style:name="T2" style:family="text">
      <style:text-properties officeooo:rsid="0005e637"/>
    </style:style>
    <style:style style:name="T3" style:family="text">
      <style:text-properties officeooo:rsid="0008d74b"/>
    </style:style>
    <style:style style:name="T4" style:family="text">
      <style:text-properties officeooo:rsid="000bdeb7"/>
    </style:style>
    <style:style style:name="T5" style:family="text">
      <style:text-properties officeooo:rsid="000cd6e9"/>
    </style:style>
    <style:style style:name="T6" style:family="text">
      <style:text-properties officeooo:rsid="000e140d"/>
    </style:style>
    <style:style style:name="T7" style:family="text">
      <style:text-properties officeooo:rsid="000f819c"/>
    </style:style>
    <style:style style:name="T8" style:family="text">
      <style:text-properties officeooo:rsid="00105534"/>
    </style:style>
    <style:style style:name="T9" style:family="text">
      <style:text-properties officeooo:rsid="0012c8eb"/>
    </style:style>
    <style:style style:name="T10" style:family="text">
      <style:text-properties officeooo:rsid="0013ff3c"/>
    </style:style>
    <style:style style:name="T11" style:family="text">
      <style:text-properties officeooo:rsid="00182fc7"/>
    </style:style>
    <style:style style:name="T12" style:family="text">
      <style:text-properties officeooo:rsid="001ab8dd"/>
    </style:style>
    <style:style style:name="T13" style:family="text">
      <style:text-properties officeooo:rsid="0020152c"/>
    </style:style>
    <style:style style:name="T14" style:family="text">
      <style:text-properties officeooo:rsid="002183b4"/>
    </style:style>
    <style:style style:name="T15" style:family="text">
      <style:text-properties officeooo:rsid="0024c3b4"/>
    </style:style>
    <style:style style:name="T16" style:family="text">
      <style:text-properties officeooo:rsid="0025abfc"/>
    </style:style>
    <style:style style:name="T17" style:family="text">
      <style:text-properties officeooo:rsid="00289168"/>
    </style:style>
    <style:style style:name="T18" style:family="text">
      <style:text-properties officeooo:rsid="0029dffb"/>
    </style:style>
    <style:style style:name="T19" style:family="text">
      <style:text-properties officeooo:rsid="002b4223"/>
    </style:style>
    <style:style style:name="T20" style:family="text">
      <style:text-properties officeooo:rsid="002ddf7c"/>
    </style:style>
    <style:style style:name="T21" style:family="text">
      <style:text-properties officeooo:rsid="0030a86e"/>
    </style:style>
    <style:style style:name="T22" style:family="text">
      <style:text-properties officeooo:rsid="00338ba0"/>
    </style:style>
    <style:style style:name="T23" style:family="text">
      <style:text-properties style:font-size-asian="12pt"/>
    </style:style>
    <style:style style:name="T24" style:family="text">
      <style:text-properties officeooo:rsid="002cf271" style:font-size-asian="12pt"/>
    </style:style>
    <style:style style:name="T25" style:family="text">
      <style:text-properties officeooo:rsid="003a7e43"/>
    </style:style>
    <style:style style:name="T26" style:family="text">
      <style:text-properties officeooo:rsid="003d094f"/>
    </style:style>
    <style:style style:name="T27" style:family="text">
      <style:text-properties officeooo:rsid="003ef92b"/>
    </style:style>
    <style:style style:name="T28" style:family="text">
      <style:text-properties officeooo:rsid="004185c2"/>
    </style:style>
    <style:style style:name="T29" style:family="text">
      <style:text-properties officeooo:rsid="0042e46d"/>
    </style:style>
    <style:style style:name="T30" style:family="text">
      <style:text-properties officeooo:rsid="00447fdc"/>
    </style:style>
    <style:style style:name="T31" style:family="text">
      <style:text-properties officeooo:rsid="0044d976"/>
    </style:style>
    <style:style style:name="T32" style:family="text">
      <style:text-properties officeooo:rsid="0045ce23"/>
    </style:style>
    <style:style style:name="T33" style:family="text">
      <style:text-properties officeooo:rsid="00494ed3"/>
    </style:style>
    <style:style style:name="T34" style:family="text">
      <style:text-properties officeooo:rsid="004a8381"/>
    </style:style>
    <style:style style:name="T35" style:family="text">
      <style:text-properties officeooo:rsid="004b9d61"/>
    </style:style>
    <style:style style:name="T36" style:family="text">
      <style:text-properties officeooo:rsid="0056c2ef"/>
    </style:style>
    <style:style style:name="T37" style:family="text">
      <style:text-properties officeooo:rsid="0059e2f3"/>
    </style:style>
    <style:style style:name="T38" style:family="text">
      <style:text-properties officeooo:rsid="005b0325"/>
    </style:style>
    <style:style style:name="T39" style:family="text">
      <style:text-properties officeooo:rsid="005c5a31"/>
    </style:style>
    <style:style style:name="T40" style:family="text">
      <style:text-properties officeooo:rsid="005dc763"/>
    </style:style>
    <style:style style:name="T41" style:family="text">
      <style:text-properties officeooo:rsid="005fd71b"/>
    </style:style>
    <style:style style:name="T42" style:family="text">
      <style:text-properties officeooo:rsid="006506ef"/>
    </style:style>
    <style:style style:name="T43" style:family="text">
      <style:text-properties officeooo:rsid="0066efc3"/>
    </style:style>
    <style:style style:name="T44" style:family="text">
      <style:text-properties officeooo:rsid="00691f8d"/>
    </style:style>
    <style:style style:name="T45" style:family="text">
      <style:text-properties officeooo:rsid="006c5d18"/>
    </style:style>
    <style:style style:name="T46" style:family="text">
      <style:text-properties officeooo:rsid="00710824"/>
    </style:style>
    <style:style style:name="T47" style:family="text">
      <style:text-properties officeooo:rsid="00718449"/>
    </style:style>
    <style:style style:name="T48" style:family="text">
      <style:text-properties fo:font-size="14pt" fo:font-weight="bold" officeooo:rsid="0025abfc" style:font-size-asian="14pt" style:font-weight-asian="bold" style:font-size-complex="14pt" style:font-weight-complex="bold"/>
    </style:style>
    <style:style style:name="T49" style:family="text">
      <style:text-properties fo:font-size="14pt" fo:font-weight="bold" officeooo:rsid="00718449" style:font-size-asian="14pt" style:font-weight-asian="bold" style:font-size-complex="14pt" style:font-weight-complex="bold"/>
    </style:style>
    <style:style style:name="T50" style:family="text">
      <style:text-properties officeooo:rsid="0073547e"/>
    </style:style>
    <style:style style:name="T51" style:family="text">
      <style:text-properties officeooo:rsid="00742b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8">(+)</text:span>Добавить:</text:p>
      <text:p text:style-name="P2">1) production_bases</text:p>
      <text:p text:style-name="P2"><text:tab/>destination_id destinations</text:p>
      <text:p text:style-name="P2">producftion_sites</text:p>
      <text:p text:style-name="P2"><text:tab/>+ production_base_id <text:s/>production_bases</text:p>
      <text:p text:style-name="P2"/>
      <text:p text:style-name="P2">справочник баз с зоной или ссылкой на объект</text:p>
      <text:p text:style-name="P2">Несколько заводов к одной базе</text:p>
      <text:p text:style-name="P2"><text:tab/>Утяшево</text:p>
      <text:p text:style-name="P2"><text:tab/><text:tab/>- Завод 1</text:p>
      <text:p text:style-name="P2"><text:tab/><text:tab/>- Завод 2</text:p>
      <text:p text:style-name="P1"/>
      <text:p text:style-name="P9"><text:span text:style-name="T18">(+)</text:span>Постпление материалов</text:p>
      <text:p text:style-name="P1">doc_material_procurements</text:p>
      <text:p text:style-name="P1"><text:tab/>store — text <text:span text:style-name="T1">БАЗА или Силос№ - приходит из весов<text:tab/></text:span></text:p>
      <text:p text:style-name="P3"/>
      <text:p text:style-name="P2"><text:span text:style-name="T4">+ Добавить п</text:span>ринадлежность базе production_base_id <text:s/>production_bases</text:p>
      <text:p text:style-name="P4">Ставить в программе транспорта <text:span text:style-name="T2">production_base_id? Иои определять по <text:s/>store</text:span></text:p>
      <text:p text:style-name="P1"/>
      <text:p text:style-name="P8">Проведение doc_material_procurements_process()</text:p>
      <text:p text:style-name="P5"><text:tab/>- ra_materials<text:tab/><text:tab/>- <text:span text:style-name="T5">учет по норме</text:span></text:p>
      <text:p text:style-name="P5"/>
      <text:p text:style-name="P5"><text:tab/>- ra_material_facts<text:tab/>- <text:span text:style-name="T5">учет по факту</text:span></text:p>
      <text:p text:style-name="P5"><text:tab/><text:tab/><text:span text:style-name="T7">Усли учет мтериала по заводам (добавка, галочка dif_store), то</text:span></text:p>
      <text:p text:style-name="P6"><text:tab/><text:tab/><text:span text:style-name="T7">ставится </text:span>production_site_id <text:span text:style-name="T6">по соответствию <text:s/>store, пишем в <text:tab/><text:tab/><text:tab/><text:tab/><text:tab/>store_map_to_production_sites</text:span></text:p>
      <text:p text:style-name="P6"/>
      <text:p text:style-name="P6"><text:tab/>- <text:s/><text:span text:style-name="T5">ra_cement</text:span></text:p>
      <text:p text:style-name="P7"><text:tab/><text:tab/><text:span text:style-name="T5">Если силос<text:tab/>- учет по силосам</text:span></text:p>
      <text:p text:style-name="P7"/>
      <text:p text:style-name="P7"/>
      <text:p text:style-name="P10"><text:span text:style-name="T18">(+)Учет материалов по норме </text:span>ra_materials</text:p>
      <text:p text:style-name="P20">Старый регистр, никакого деления. Добавить деление по базе</text:p>
      <text:p text:style-name="P20">По идее есть документ отгрузки, где будет завод/база</text:p>
      <text:p text:style-name="P20"/>
      <text:p text:style-name="P11"><text:span text:style-name="T19">(+)</text:span>Учет материалов по факту <text:s/><text:span text:style-name="T3">ra_material_facts</text:span></text:p>
      <text:p text:style-name="P21">Есть production_site_id, <text:span text:style-name="T8">но только при учете материала по заводам, надо добавить</text:span></text:p>
      <text:p text:style-name="P23">деление по базам</text:p>
      <text:p text:style-name="P23"/>
      <text:p text:style-name="P12">Учет цемента в силосах cement_silos_id</text:p>
      <text:p text:style-name="P24">Справочник cement_silos есть <text:s/><text:span text:style-name="T3">production_site_id</text:span></text:p>
      <text:p text:style-name="P24">т.е силоса уже разбросаны по базам/заводам</text:p>
      <text:p text:style-name="P24"/>
      <text:p text:style-name="P24"/>
      <text:p text:style-name="P13"><text:span text:style-name="T19">(+)</text:span>Производства из внешней программы productions</text:p>
      <text:p text:style-name="P25">production_id - <text:span text:style-name="T10">int в конкриде — строка, ИД производства. Для элкон — сойдет, для конкрида - нет</text:span></text:p>
      <text:p text:style-name="P22">production_site_id</text:p>
      <text:p text:style-name="P26">Уникальный индекс <text:span text:style-name="T7">production_site_id </text:span>+ <text:span text:style-name="T9">production_id</text:span></text:p>
      <text:p text:style-name="P28">Надо найти все ссылки на таблицу <text:span text:style-name="T9">production</text:span>s, все внешние ключи, <text:span text:style-name="T11">и</text:span>справить тип на строку(?)</text:p>
      <text:p text:style-name="P31"><text:soft-page-break/>Проведение productions_process()</text:p>
      <text:p text:style-name="P32">Определяется vehicle_schedule_state_id, shipment_id, vehicle_id <text:span text:style-name="T17">чеерез функцию material_fact_consumptions_find_vehicle() по заводу</text:span></text:p>
      <text:p text:style-name="P31"/>
      <text:p text:style-name="P28"/>
      <text:p text:style-name="P14">Отгрузки shipments</text:p>
      <text:p text:style-name="P27"><text:tab/>vehicle_schedule_id — <text:span text:style-name="T12">расписание</text:span></text:p>
      <text:p text:style-name="P27"><text:tab/>production_site_id — <text:span text:style-name="T12">завод</text:span></text:p>
      <text:p text:style-name="P27"/>
      <text:p text:style-name="P30">Проведение shipment_process, <text:span text:style-name="T14">set_vehicle_busy, set_vehicle_free</text:span></text:p>
      <text:p text:style-name="P29"><text:tab/>- ra_materials — <text:span text:style-name="T13">постребление по норме</text:span></text:p>
      <text:p text:style-name="P29"><text:tab/>- ra_material_consumption — <text:span text:style-name="T15">походу старое потребление по факту — убрать? Проверить где используется</text:span></text:p>
      <text:p text:style-name="P29"><text:tab/>- <text:span text:style-name="T16">Смена статусов vehicle_schedule_states</text:span></text:p>
      <text:p text:style-name="P29"/>
      <text:p text:style-name="P16"><text:span text:style-name="T20">(?)</text:span>Расписания vehicle_schedules</text:p>
      <text:p text:style-name="P33">Деление по базам, или как?</text:p>
      <text:p text:style-name="P37">Видимо надо добавлять БАЗУ в <text:s/><text:span text:style-name="T21">schedule</text:span>s <text:s/>и по нему разделять, а отгруженные по факту, т.о. делать разные таблицы для свободных/отгруженных <text:span text:style-name="T22">ТС.</text:span></text:p>
      <text:p text:style-name="P33"/>
      <text:p text:style-name="P17">Статусы автомобилей <text:span text:style-name="T16">vehicle_schedule_states</text:span></text:p>
      <text:p text:style-name="P34"><text:tab/>- <text:span text:style-name="T21">schedule_id</text:span></text:p>
      <text:p text:style-name="P34"><text:tab/>- <text:span text:style-name="T21">shipment_id</text:span></text:p>
      <text:p text:style-name="P34"><text:tab/>- <text:span text:style-name="T21">destination_id</text:span></text:p>
      <text:p text:style-name="P35">По идее знаем базу по shipment_id, но не всегда (освобождение и т. д.)</text:p>
      <text:p text:style-name="P36">Видимо надо добавлять БАЗУ в <text:s/><text:span text:style-name="T21">schedule</text:span>s <text:s/>и по нему разделять, а отгруженные по факту, т.о. делать разные таблицы для свободных/отгруженных <text:span text:style-name="T22">ТС.</text:span></text:p>
      <text:p text:style-name="P36"/>
      <text:p text:style-name="P78">Out — <text:span text:style-name="T50">база диспетчера при выводе со смены</text:span></text:p>
      <text:p text:style-name="P78">free — <text:span text:style-name="T50">фактическая база по GPS</text:span></text:p>
      <text:p text:style-name="P78">assigned <text:s/>- <text:span text:style-name="T50">база диспетчера</text:span></text:p>
      <text:p text:style-name="P78">shipped — <text:span text:style-name="T50">база завода</text:span></text:p>
      <text:p text:style-name="P78">left_for_dest <text:span text:style-name="T50">если с трекера, значит там же ставить базу</text:span></text:p>
      <text:p text:style-name="P78">at_dest — <text:span text:style-name="T50">копировать с пред.статуса. По сути не нужен. Нет еужен для отображения у кого то</text:span></text:p>
      <text:p text:style-name="P78">left_for_base — <text:span text:style-name="T51">тоже копирует. Ну или как-то определили куда его слать</text:span></text:p>
      <text:p text:style-name="P78">free — <text:span text:style-name="T51">по факту</text:span></text:p>
      <text:p text:style-name="P36"/>
      <text:p text:style-name="P75">Кнопка освободить</text:p>
      <text:p text:style-name="P75">VehicleSchedule_Controller-&gt;set_free/ <text:span text:style-name="T46">Какое производтсво?</text:span></text:p>
      <text:p text:style-name="P77">Еслидиспетчер видит только свою базу + не на смене (для освобождения). При освобождении ставить базу диспетчера. - <text:span text:style-name="T48">vehicle_schedule</text:span><text:span text:style-name="T49">s</text:span><text:span text:style-name="T47"> cмена, где ,база = База диспетчера</text:span></text:p>
      <text:p text:style-name="P78">При назначении</text:p>
      <text:p text:style-name="P76"/>
      <text:p text:style-name="P79">Факторы, влияющие на приписку авто к базе:</text:p>
      <text:p text:style-name="P79">1) Мощность завода. Количество силосов</text:p>
      <text:p text:style-name="P79">2) Количество свободных машин</text:p>
      <text:p text:style-name="P79">Объемы всех силосов / все свободные автомобилей</text:p>
      <text:p text:style-name="P79"/>
      <text:p text:style-name="P79"/>
      <text:p text:style-name="P79">3) Расстояние. Время загрузки авто. Что лучше: ждать или проехать и загрузиться</text:p>
      <text:p text:style-name="P36"/>
      <text:p text:style-name="P36"/>
      <text:p text:style-name="P36"><text:soft-page-break/></text:p>
      <text:p text:style-name="P69">Подборы</text:p>
      <text:p text:style-name="P42">lab_data</text:p>
      <text:p text:style-name="P42"><text:tab/>- shipment_id</text:p>
      <text:p text:style-name="P45">lab_entries</text:p>
      <text:p text:style-name="P43"><text:tab/>- shipment_id</text:p>
      <text:p text:style-name="P46">lab_entr<text:span text:style-name="T25">y_details</text:span></text:p>
      <text:p text:style-name="P44"><text:tab/>- shipment_id</text:p>
      <text:p text:style-name="P46"/>
      <text:p text:style-name="P18">Пользователи users</text:p>
      <text:p text:style-name="P47">production_site_id</text:p>
      <text:p text:style-name="P45"/>
      <text:p text:style-name="P48">Роли</text:p>
      <text:p text:style-name="P48"><text:tab/>admin</text:p>
      <text:p text:style-name="P51"><text:tab/><text:tab/><text:span text:style-name="T32">Фильтры</text:span></text:p>
      <text:p text:style-name="P48"><text:tab/>boss</text:p>
      <text:p text:style-name="P48"><text:tab/><text:tab/><text:span text:style-name="T32">Фильтры</text:span></text:p>
      <text:p text:style-name="P48"><text:tab/>operator</text:p>
      <text:p text:style-name="P48"><text:tab/><text:tab/><text:span text:style-name="T32">Все как есть — один завод, свой и все.</text:span></text:p>
      <text:p text:style-name="P48"><text:tab/>Manager</text:p>
      <text:p text:style-name="P51"><text:tab/><text:tab/><text:span text:style-name="T32">Фильтры</text:span></text:p>
      <text:p text:style-name="P48"><text:tab/><text:span text:style-name="T26">dispatcher</text:span></text:p>
      <text:p text:style-name="P48"><text:tab/><text:span text:style-name="T26">accountant</text:span></text:p>
      <text:p text:style-name="P51"><text:tab/><text:tab/><text:span text:style-name="T31">Отгрузка: фильтр база через shipment_id</text:span></text:p>
      <text:p text:style-name="P48"><text:tab/>lab_worker</text:p>
      <text:p text:style-name="P51"><text:tab/><text:tab/><text:span text:style-name="T31">Отгрузка: фильтр база через shipment_id</text:span></text:p>
      <text:p text:style-name="P48"><text:tab/><text:span text:style-name="T27">supplies</text:span></text:p>
      <text:p text:style-name="P48"><text:tab/>sales</text:p>
      <text:p text:style-name="P48"><text:tab/>- plant_director</text:p>
      <text:p text:style-name="P50"><text:tab/><text:tab/><text:span text:style-name="T31">Отгрузка: фильтр база через shipment_id</text:span></text:p>
      <text:p text:style-name="P48"><text:tab/>- supervisor</text:p>
      <text:p text:style-name="P48"><text:tab/><text:tab/><text:span text:style-name="T30">Заявки, насосы, клиенты. Вроде как не затронет</text:span></text:p>
      <text:p text:style-name="P48"><text:tab/>- vehicle_owner</text:p>
      <text:p text:style-name="P49"><text:tab/><text:tab/><text:span text:style-name="T29">Отгрузки: отображать базу через shipment_id</text:span></text:p>
      <text:p text:style-name="P48"><text:tab/>- <text:span text:style-name="T28">client</text:span></text:p>
      <text:p text:style-name="P45"><text:tab/><text:tab/><text:span text:style-name="T29">Отгрузки: отображать базу через shipment_id</text:span></text:p>
      <text:p text:style-name="P45"/>
      <text:p text:style-name="P70"/>
      <text:p text:style-name="P38"><text:span text:style-name="T33">Х</text:span>1) Справочник баз</text:p>
      <text:p text:style-name="P38"><text:span text:style-name="T33">Х</text:span>2) Поступление База</text:p>
      <text:p text:style-name="P52">Проставить базу в старых поступлениях, выключив регистр</text:p>
      <text:p text:style-name="P39">3) Программа сбора данных с весов, отправлять базу, записывать базу.</text:p>
      <text:p text:style-name="P53">Х Данные от горного — одна база</text:p>
      <text:p text:style-name="P39"/>
      <text:p text:style-name="P38">4) Регистр <text:s/><text:span text:style-name="T3">ra_materials </text:span>добавить базу</text:p>
      <text:p text:style-name="P38">5) Регистр <text:s/><text:span text:style-name="T3">ra_material_</text:span>facts<text:span text:style-name="T3"> </text:span>добавить базу</text:p>
      <text:p text:style-name="P40">6) Проведение поступления +база</text:p>
      <text:p text:style-name="P41">7) <text:span text:style-name="T9">productions поле production_id переделать на text. Что заденет. Файл build/ИзменениеТипаProductionID</text:span></text:p>
      <text:p text:style-name="P42">8) Расписание <text:span text:style-name="T24">vehicle_schedules, </text:span><text:span text:style-name="T23">добавить базу.</text:span></text:p>
      <text:p text:style-name="P54"/>
      <text:p text:style-name="P54"/>
      <text:p text:style-name="P19"><text:soft-page-break/>!!!doc_material_proc_process() <text:s/>- временная заглушка!!!</text:p>
      <text:p text:style-name="P19">NEW.production_base_id = 1;</text:p>
      <text:p text:style-name="P55">Как то поменять у всех production_base_id=1</text:p>
      <text:p text:style-name="P54"/>
      <text:p text:style-name="P54"/>
      <text:p text:style-name="P56">1) ra_materials</text:p>
      <text:p text:style-name="P57">*ra, rg новое поле production_base_id, <text:span text:style-name="T34">indexes</text:span></text:p>
      <text:p text:style-name="P73">*doc_material_procurement_process.sql</text:p>
      <text:p text:style-name="P61">*ra_materials_add_act()</text:p>
      <text:p text:style-name="P66"><text:span text:style-name="T35">*ra_materials_</text:span>trigger</text:p>
      <text:p text:style-name="P66"/>
      <text:p text:style-name="P66">*set_vehicle_busy<text:span text:style-name="T38">()</text:span></text:p>
      <text:p text:style-name="P66"/>
      <text:p text:style-name="P61">*DROP TRIGGER ra_materials_after ON public.ra_materials;</text:p>
      <text:p text:style-name="P61">DROP TRIGGER ra_materials_before ON public.ra_materials;</text:p>
      <text:p text:style-name="P66">UPDATE <text:s/><text:span text:style-name="T35">ra_materials </text:span>SET production_base_id = 1;</text:p>
      <text:p text:style-name="P66">Create triggers</text:p>
      <text:p text:style-name="P66"/>
      <text:p text:style-name="P56">*UPDATE <text:s/>rg_materials SET production_base_id = 1;</text:p>
      <text:p text:style-name="P56"/>
      <text:p text:style-name="P63">*rg_materials_update_periods<text:span text:style-name="T36">()</text:span></text:p>
      <text:p text:style-name="P63">*rg_material_set_custom_period<text:span text:style-name="T37">()</text:span></text:p>
      <text:p text:style-name="P56">*ra_materials_process()</text:p>
      <text:p text:style-name="P62"/>
      <text:p text:style-name="P62">*rg_materials_balance<text:span text:style-name="T40">()</text:span></text:p>
      <text:p text:style-name="P71">*rg_total_recalc_materials<text:span text:style-name="T39">()</text:span></text:p>
      <text:p text:style-name="P54"/>
      <text:p text:style-name="P54"/>
      <text:p text:style-name="P58">1) ra_material_<text:span text:style-name="T41">fact</text:span>s</text:p>
      <text:p text:style-name="P59">*ra, rg новое поле production_base_id, <text:span text:style-name="T34">indexes</text:span></text:p>
      <text:p text:style-name="P67">*<text:span text:style-name="T42">m</text:span>aterial_fact_consumption_processes</text:p>
      <text:p text:style-name="P67">material_fact_balance_corrections_process()</text:p>
      <text:p text:style-name="P67">material_fact_consumptions_process()</text:p>
      <text:p text:style-name="P67">material_fact_consumption_corrections_process()</text:p>
      <text:p text:style-name="P58">doc_material_procurements_<text:span text:style-name="T43">process()</text:span></text:p>
      <text:p text:style-name="P54"/>
      <text:p text:style-name="P64">*rg_material_<text:span text:style-name="T44">fact</text:span>s_update_periods<text:span text:style-name="T36">()</text:span></text:p>
      <text:p text:style-name="P64">*rg_material_<text:span text:style-name="T44">fact</text:span>_set_custom_period<text:span text:style-name="T37">()</text:span></text:p>
      <text:p text:style-name="P60">*ra_materials<text:span text:style-name="T35">_fact</text:span>_process()</text:p>
      <text:p text:style-name="P64"/>
      <text:p text:style-name="P64">DROP TRIGGER ra_material_facts_before ON public.ra_material_facts;</text:p>
      <text:p text:style-name="P64">DROP TRIGGER ra_material_facts_after ON public.ra_material_facts;</text:p>
      <text:p text:style-name="P64"/>
      <text:p text:style-name="P64">UPDATE <text:s/>ra_material_facts SET production_base_id = 1 where production_base_id is null;</text:p>
      <text:p text:style-name="P64"/>
      <text:p text:style-name="P64">CREATE TRIGGER ra_material_facts_before</text:p>
      <text:p text:style-name="P64"><text:s text:c="4"/>BEFORE INSERT OR DELETE OR UPDATE </text:p>
      <text:p text:style-name="P64"><text:s text:c="4"/>ON public.ra_material_facts</text:p>
      <text:p text:style-name="P64"><text:s text:c="4"/>FOR EACH ROW</text:p>
      <text:p text:style-name="P64"><text:s text:c="4"/>EXECUTE PROCEDURE public.ra_material_facts_process();</text:p>
      <text:p text:style-name="P64">CREATE TRIGGER ra_material_facts_after</text:p>
      <text:p text:style-name="P64"><text:s text:c="4"/>AFTER INSERT OR DELETE OR UPDATE </text:p>
      <text:p text:style-name="P64"><text:soft-page-break/><text:s text:c="4"/>ON public.ra_material_facts</text:p>
      <text:p text:style-name="P64"><text:s text:c="4"/>FOR EACH ROW</text:p>
      <text:p text:style-name="P64"><text:s text:c="4"/>EXECUTE PROCEDURE public.ra_material_facts_process();</text:p>
      <text:p text:style-name="P54"/>
      <text:p text:style-name="P54"/>
      <text:p text:style-name="P65">rg_material_<text:span text:style-name="T45">fact</text:span>s_balance<text:span text:style-name="T40">()</text:span></text:p>
      <text:p text:style-name="P54"/>
      <text:p text:style-name="P54"/>
      <text:p text:style-name="P72"/>
      <text:p text:style-name="P54">raw_material_cons_rate_dates</text:p>
      <text:p text:style-name="P68">Поле dt переделать в timestamp</text:p>
      <text:p text:style-name="P54"/>
      <text:p text:style-name="P54">Экран: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0T09:14:19.307282860</meta:creation-date>
    <dc:date>2022-04-08T09:54:24.754705164</dc:date>
    <meta:editing-duration>P3DT30M4S</meta:editing-duration>
    <meta:editing-cycles>104</meta:editing-cycles>
    <meta:generator>LibreOffice/6.0.7.3$Linux_x86 LibreOffice_project/00m0$Build-3</meta:generator>
    <meta:document-statistic meta:table-count="0" meta:image-count="0" meta:object-count="0" meta:page-count="5" meta:paragraph-count="160" meta:word-count="689" meta:character-count="6039" meta:non-whitespace-character-count="5374"/>
  </office:meta>
</office:document-meta>
</file>